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Text_20_body" style:list-style-name="L1">
      <style:paragraph-properties fo:margin-left="0cm" fo:margin-right="0cm" fo:text-indent="0cm" style:auto-text-indent="false"/>
    </style:style>
    <style:style style:name="P3" style:family="paragraph" style:parent-style-name="Text_20_body" style:list-style-name="L2">
      <style:paragraph-properties fo:margin-left="0cm" fo:margin-right="0cm" fo:text-indent="0cm" style:auto-text-indent="false"/>
    </style:style>
    <style:style style:name="P4" style:family="paragraph" style:parent-style-name="Text_20_body" style:list-style-name="L3">
      <style:paragraph-properties fo:margin-left="0cm" fo:margin-right="0cm" fo:text-indent="0cm" style:auto-text-indent="false"/>
    </style:style>
    <style:style style:name="P5" style:family="paragraph" style:parent-style-name="Text_20_body" style:list-style-name="L4">
      <style:paragraph-properties fo:margin-left="0cm" fo:margin-right="0cm" fo:text-indent="0cm" style:auto-text-indent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Usabilidade</text:h>
      <text:list text:style-name="L1">
        <text:list-item>
          <text:p text:style-name="P2">A interface do usuário deve ser visualmente amigável e adaptada para pessoas com TDAH.</text:p>
        </text:list-item>
        <text:list-item>
          <text:p text:style-name="P2">O fluxo de navegação deve ser simples e intuitivo para facilitar o uso.</text:p>
        </text:list-item>
        <text:list-item>
          <text:p text:style-name="P2">As telas do aplicativo não devem ter excesso de estímulos visuais ou informações.</text:p>
        </text:list-item>
        <text:list-item>
          <text:p text:style-name="P2">Deve ser fácil cadastrar, editar e excluir tarefas e compromissos.</text:p>
        </text:list-item>
        <text:list-item>
          <text:p text:style-name="P2">O aplicativo deve oferecer um acompanhamento visual do progresso das tarefas, como barras ou checklists.</text:p>
        </text:list-item>
        <text:list-item>
          <text:p text:style-name="P2">Os botões e ícones devem ser claros e de fácil identificação.</text:p>
        </text:list-item>
        <text:list-item>
          <text:p text:style-name="P2">A técnica Pomodoro adaptada deve ser fácil de usar para gerenciar o tempo.</text:p>
        </text:list-item>
        <text:list-item>
          <text:p text:style-name="P2">O aplicativo deve ser fácil de usar mesmo para quem não tem familiaridade com ferramentas de produtividade.</text:p>
        </text:list-item>
        <text:list-item>
          <text:p text:style-name="P2">O mascote virtual deve atuar de forma acolhedora e divertida para motivar o usuário.</text:p>
        </text:list-item>
        <text:list-item>
          <text:p text:style-name="P2">As notificações devem ser claras e diretas para reduzir a sobrecarga cognitiva.</text:p>
        </text:list-item>
      </text:list>
      <text:p text:style-name="Horizontal_20_Line"/>
      <text:h text:style-name="P1" text:outline-level="3">Personalização</text:h>
      <text:list text:style-name="L2">
        <text:list-item>
          <text:p text:style-name="P3">O usuário deve ser capaz de personalizar as cores da interface.</text:p>
        </text:list-item>
        <text:list-item>
          <text:p text:style-name="P3">Deve ser possível escolher os sons das notificações.</text:p>
        </text:list-item>
        <text:list-item>
          <text:p text:style-name="P3">O usuário deve poder personalizar os estilos das notificações (visuais, sonoras, vibratórias).</text:p>
        </text:list-item>
        <text:list-item>
          <text:p text:style-name="P3">O sistema deve usar inteligência artificial para adaptar lembretes e sugestões de tarefas ao comportamento do usuário.</text:p>
        </text:list-item>
        <text:list-item>
          <text:p text:style-name="P3">A mascote virtual deve ter a capacidade de aprender sobre o comportamento do usuário.</text:p>
        </text:list-item>
        <text:list-item>
          <text:p text:style-name="P3">As notificações de progresso devem ser personalizadas para reforçar as conquistas do usuário.</text:p>
        </text:list-item>
        <text:list-item>
          <text:p text:style-name="P3">Deve haver a possibilidade de personalizar as metas diárias e recompensas.</text:p>
        </text:list-item>
        <text:list-item>
          <text:p text:style-name="P3">O aplicativo deve ser capaz de adaptar a experiência para tornar o cumprimento das atividades menos cansativo.</text:p>
        </text:list-item>
        <text:list-item>
          <text:p text:style-name="P3">O usuário deve poder configurar temporizadores de foco com intervalos e pausas personalizadas.</text:p>
        </text:list-item>
        <text:list-item>
          <text:p text:style-name="P3">A pesquisa exploratória com usuários permitirá a personalização das funcionalidades e do design de acordo com as demandas reais do público-alvo.</text:p>
        </text:list-item>
      </text:list>
      <text:p text:style-name="Horizontal_20_Line"/>
      <text:h text:style-name="P1" text:outline-level="3"><text:soft-page-break/></text:h>
      <text:h text:style-name="P1" text:outline-level="3">Desempenho</text:h>
      <text:list text:style-name="L3">
        <text:list-item>
          <text:p text:style-name="P4">O aplicativo deve ter baixo consumo de bateria.</text:p>
        </text:list-item>
        <text:list-item>
          <text:p text:style-name="P4">O carregamento de telas e a sincronização de dados devem ser rápidos.</text:p>
        </text:list-item>
        <text:list-item>
          <text:p text:style-name="P4">A emissão de notificações deve ser pontual e no horário configurado pelo usuário.</text:p>
        </text:list-item>
        <text:list-item>
          <text:p text:style-name="P4">O aplicativo deve funcionar offline para garantir maior usabilidade.</text:p>
        </text:list-item>
        <text:list-item>
          <text:p text:style-name="P4">A sincronização de dados com a nuvem deve ser rápida e eficiente.</text:p>
        </text:list-item>
        <text:list-item>
          <text:p text:style-name="P4">A inteligência artificial deve responder rapidamente para adaptar as sugestões de tarefas.</text:p>
        </text:list-item>
        <text:list-item>
          <text:p text:style-name="P4">O aplicativo deve ser responsivo e funcionar bem em diferentes dispositivos móveis.</text:p>
        </text:list-item>
        <text:list-item>
          <text:p text:style-name="P4">Os temporizadores devem funcionar sem falhas para garantir a precisão do tempo de foco e pausas.</text:p>
        </text:list-item>
        <text:list-item>
          <text:p text:style-name="P4">O sistema deve ser escalável para lidar com o aumento do número de usuários.</text:p>
        </text:list-item>
        <text:list-item>
          <text:p text:style-name="P4">O mascote virtual deve dar feedback em tempo real sobre o progresso do usuário.</text:p>
        </text:list-item>
      </text:list>
      <text:p text:style-name="Horizontal_20_Line"/>
      <text:h text:style-name="P1" text:outline-level="3">Confiabilidade e Segurança</text:h>
      <text:list text:style-name="L4">
        <text:list-item>
          <text:p text:style-name="P5">O sistema deve garantir a segurança e a privacidade dos dados do usuário.</text:p>
        </text:list-item>
        <text:list-item>
          <text:p text:style-name="P5">As informações do usuário devem ser armazenadas de forma segura no banco de dados.</text:p>
        </text:list-item>
        <text:list-item>
          <text:p text:style-name="P5">O sistema de autenticação deve ser seguro (por exemplo, usando Firebase Authentication ou JWT).</text:p>
        </text:list-item>
        <text:list-item>
          <text:p text:style-name="P5">Deve haver um sistema de backup para os dados do usuário na nuvem.</text:p>
        </text:list-item>
        <text:list-item>
          <text:p text:style-name="P5">A sincronização de dados entre dispositivos deve ser confiável para evitar perda de informações.</text:p>
        </text:list-item>
        <text:list-item>
          <text:p text:style-name="P5">O aplicativo deve ter alta disponibilidade para evitar interrupções no serviço.</text:p>
        </text:list-item>
        <text:list-item>
          <text:p text:style-name="P5">As notificações push devem ser entregues de forma confiável e sem atrasos.</text:p>
        </text:list-item>
        <text:list-item>
          <text:p text:style-name="P5">A hospedagem e a infraestrutura devem ser seguras para proteger o sistema contra ataques.</text:p>
        </text:list-item>
        <text:list-item>
          <text:p text:style-name="P5">As informações de relatórios semanais devem ser geradas de forma precisa e confiável.</text:p>
        </text:list-item>
        <text:list-item>
          <text:p text:style-name="P5">A comunicação entre o front-end e o back-end deve ser segura para proteger as informaçõ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19:28:42.561327100</meta:creation-date>
    <dc:date>2025-10-02T19:29:38.912555600</dc:date>
    <meta:editing-duration>PT1M7S</meta:editing-duration>
    <meta:editing-cycles>1</meta:editing-cycles>
    <meta:document-statistic meta:table-count="0" meta:image-count="0" meta:object-count="0" meta:page-count="2" meta:paragraph-count="44" meta:word-count="570" meta:character-count="3468" meta:non-whitespace-character-count="2982"/>
    <meta:generator>LibreOffice/25.2.5.2$Windows_X86_64 LibreOffice_project/03d19516eb2e1dd5d4ccd751a0d6f35f35e08022</meta:generator>
  </office:meta>
</office:document-meta>
</file>